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EDY FERNAN PUELLES CONDOR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ELLES CONDORI, FREDY F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6424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ELLES CONDORI, BLANCA NELI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445006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8</text:p>
          </table:table-cell>
          <table:table-cell table:style-name="Tableau1.D2" office:value-type="string">
            <text:p text:style-name="P13">68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39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